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paragraph-rsid="00093689"/>
    </style:style>
    <style:style style:name="P2" style:family="paragraph" style:parent-style-name="Standard">
      <style:text-properties style:font-name="Ubuntu" officeooo:rsid="0006ede9" officeooo:paragraph-rsid="0006ede9"/>
    </style:style>
    <style:style style:name="P3" style:family="paragraph" style:parent-style-name="Standard">
      <style:text-properties style:font-name="Ubuntu" fo:font-weight="normal" officeooo:rsid="0006ede9" officeooo:paragraph-rsid="0006ede9" style:font-weight-asian="normal" style:font-weight-complex="normal"/>
    </style:style>
    <style:style style:name="P4" style:family="paragraph" style:parent-style-name="Standard">
      <style:text-properties style:font-name="Ubuntu" officeooo:paragraph-rsid="00093689"/>
    </style:style>
    <style:style style:name="P5" style:family="paragraph" style:parent-style-name="Standard">
      <style:text-properties style:font-name="Ubuntu" officeooo:rsid="00093689" officeooo:paragraph-rsid="00093689"/>
    </style:style>
    <style:style style:name="P6" style:family="paragraph" style:parent-style-name="Standard">
      <style:text-properties style:font-name="Ubuntu" fo:font-weight="normal" officeooo:rsid="00093689" officeooo:paragraph-rsid="00093689" style:font-weight-asian="normal" style:font-weight-complex="normal"/>
    </style:style>
    <style:style style:name="P7" style:family="paragraph" style:parent-style-name="Standard">
      <style:text-properties style:font-name="Ubuntu" fo:font-weight="bold" officeooo:rsid="00093689" officeooo:paragraph-rsid="00093689" style:font-weight-asian="bold" style:font-weight-complex="bold"/>
    </style:style>
    <style:style style:name="T1" style:family="text">
      <style:text-properties officeooo:rsid="0007579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093689" style:font-size-asian="32pt" style:font-size-complex="32pt"/>
    </style:style>
    <style:style style:name="T5" style:family="text">
      <style:text-properties style:text-line-through-style="none" style:text-line-through-type="none" fo:font-size="22pt" style:text-underline-style="none" fo:font-weight="bold" style:font-size-asian="22pt" style:font-weight-asian="bold" style:font-size-complex="22pt" style:font-weight-complex="bold"/>
    </style:style>
    <style:style style:name="T6" style:family="text">
      <style:text-properties style:font-name="Ubuntu" fo:font-weight="normal" style:font-weight-asian="normal" style:font-weight-complex="normal"/>
    </style:style>
    <style:style style:name="T7" style:family="text">
      <style:text-properties style:font-name="Ubuntu" fo:font-weight="normal" officeooo:rsid="00075798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6b3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JET WEB : </text:span><text:span text:style-name="T4">Skribble</text:span><text:line-break/><text:line-break/><text:span text:style-name="T5">TO-DO :</text:span></text:p>
      <text:p text:style-name="P2"/>
      <text:p text:style-name="P3">Pouvoir arrêter la partie même si pas finie</text:p>
      <text:p text:style-name="P3"/>
      <text:p text:style-name="P3">Voir pour partie à 3 joueurs<text:line-break/><text:line-break/>Deconnecter tout les joueurs doit ramener chaque joueur à la page du dashboard<text:span text:style-name="T1"><text:line-break/></text:span></text:p>
      <text:p text:style-name="P1"><text:span text:style-name="T7">Afficher « Attente de joueur »<text:line-break/><text:line-break/>Corriger Lancer une Partie / Rejoindre une partie</text:span></text:p>
      <text:p text:style-name="P4"><text:span text:style-name="T2"/></text:p>
      <text:p text:style-name="P6">Graphisme dashboard joueur, dashboard admin</text:p>
      <text:p text:style-name="P5"><text:span text:style-name="T2"/></text:p>
      <text:p text:style-name="P6">Liste Parties joignables et appuyer sur celle dont on veut rejoindre<text:line-break/><text:line-break/><text:span text:style-name="T8">Fichier README.md à </text:span><text:span text:style-name="T9">ajuster </text:span></text:p>
      <text:p text:style-name="P7"/>
      <text:p text:style-name="P7">Passer en HTTPS</text:p>
      <text:p text:style-name="P7"/>
      <text:p text:style-name="P7">Déployer sur le clou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50:42.189410571</meta:creation-date>
    <meta:editing-duration>PT34M16S</meta:editing-duration>
    <meta:editing-cycles>2</meta:editing-cycles>
    <meta:generator>LibreOffice/24.2.7.2$Linux_X86_64 LibreOffice_project/420$Build-2</meta:generator>
    <dc:date>2025-05-23T08:53:08.380181870</dc:date>
    <meta:document-statistic meta:table-count="0" meta:image-count="0" meta:object-count="0" meta:page-count="1" meta:paragraph-count="8" meta:word-count="74" meta:character-count="440" meta:non-whitespace-character-count="368"/>
  </office:meta>
</office:document-meta>
</file>